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a5ae" officeooo:paragraph-rsid="0010a5ae"/>
    </style:style>
    <style:style style:name="P2" style:family="paragraph" style:parent-style-name="Standard">
      <style:text-properties officeooo:rsid="001180a8" officeooo:paragraph-rsid="0010a5ae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0a5ae" officeooo:paragraph-rsid="0010a5ae" style:font-size-asian="13pt" style:font-weight-asian="bold" style:font-size-complex="13pt" style:font-weight-complex="bold"/>
    </style:style>
    <style:style style:name="T1" style:family="text">
      <style:text-properties officeooo:rsid="0010c4a9"/>
    </style:style>
    <style:style style:name="T2" style:family="text">
      <style:text-properties officeooo:rsid="0011842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port de TP Test</text:p>
      <text:p text:style-name="P1"/>
      <text:p text:style-name="P1">1) Spécification :</text:p>
      <text:p text:style-name="P1"/>
      <text:p text:style-name="P2"><text:span text:style-name="T3">Objectif</text:span> :</text:p>
      <text:p text:style-name="P2">L'objectif de cet algorithme est de prendre un mot saisi par l'utilisateur et de générer son anagramme en présentant les lettres du mot par ordre alphabétique.</text:p>
      <text:p text:style-name="P2"/>
      <text:p text:style-name="P2"><text:span text:style-name="T3">Entrée</text:span> :</text:p>
      <text:p text:style-name="P2">Un mot saisi par l'utilisateur.</text:p>
      <text:p text:style-name="P2"/>
      <text:p text:style-name="P2"><text:span text:style-name="T3">Sortie</text:span> :</text:p>
      <text:p text:style-name="P2">L'anagramme du mot saisi présenté par ordre alphabétique.</text:p>
      <text:p text:style-name="P2"/>
      <text:p text:style-name="P2"><text:span text:style-name="T3">Algorithme</text:span> :</text:p>
      <text:p text:style-name="P2">Définir une fonction principale nommée "anagramme_tri_insertion" prenant en entrée un tableau de caractères correspondant au mot saisi.</text:p>
      <text:p text:style-name="P2">Initialiser un tableau vide nommé "anagramme" pour stocker l'anagramme du mot.</text:p>
      <text:p text:style-name="P2">Initialiser un index "i" à 0.</text:p>
      <text:p text:style-name="P2">Tant que la fonction <text:span text:style-name="T2">fin</text:span>_de_ligne() retourne FAUX :</text:p>
      <text:p text:style-name="P2">Lire un caractère du mot saisi.</text:p>
      <text:p text:style-name="P2">Insérer le caractère dans le tableau "anagramme" à sa position correcte selon l'ordre alphabétique.</text:p>
      <text:p text:style-name="P2">Utiliser un tri par insertion pour cela :</text:p>
      <text:p text:style-name="P2">Si "anagramme" est vide, ajouter le caractère au début.</text:p>
      <text:p text:style-name="P2">Sinon, parcourir le tableau "anagramme" de la fin vers le début :</text:p>
      <text:p text:style-name="P2">Si le caractère est inférieur à l'élément actuel du tableau "anagramme", insérer le caractère à cet emplacement et décaler les éléments suivants vers la droite.</text:p>
      <text:p text:style-name="P2">Sinon, insérer le caractère à la fin du tableau.</text:p>
      <text:p text:style-name="P2">Incrémenter l'index "i".</text:p>
      <text:p text:style-name="P2">Afficher le contenu du tableau "anagramme" qui représente l'anagramme du mot saisi.</text:p>
      <text:p text:style-name="P2"/>
      <text:p text:style-name="P2"><text:span text:style-name="T3">Complexité</text:span> <text:s/>:</text:p>
      <text:p text:style-name="P2">La complexité de cet algorithme est en O(n^2), où "n" est la longueur du mot saisi, en raison du tri par insertion utilisé.</text:p>
      <text:p text:style-name="P2"/>
      <text:p text:style-name="P2">Cet algorithme trie le mot saisi par l'utilisateur en utilisant le tri par insertion, puis affiche le résultat, ce qui constitue l'anagramme du mot saisi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8T08:23:58.593000000</meta:creation-date>
    <dc:date>2024-02-28T08:58:58.885000000</dc:date>
    <meta:editing-duration>PT4M10S</meta:editing-duration>
    <meta:editing-cycles>1</meta:editing-cycles>
    <meta:document-statistic meta:table-count="0" meta:image-count="0" meta:object-count="0" meta:page-count="1" meta:paragraph-count="25" meta:word-count="244" meta:character-count="1510" meta:non-whitespace-character-count="1290"/>
    <meta:generator>LibreOffice/7.2.0.4$Windows_X86_64 LibreOffice_project/9a9c6381e3f7a62afc1329bd359cc48accb6435b</meta:generator>
  </office:meta>
</office:document-meta>
</file>